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reekC" svg:font-family="GreekC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00a65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159cm" svg:stroke-color="#0066b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" style:family="graphic" style:parent-style-name="objectwithoutfill">
      <style:graphic-properties draw:stroke="solid" svg:stroke-width="0.159cm" svg:stroke-color="#ed1c24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4" style:family="graphic" style:parent-style-name="objectwithoutfill">
      <style:graphic-properties svg:stroke-width="0.106cm" draw:marker-start="Arrow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0.637cm"/>
    </style:style>
    <style:style style:name="gr6" style:family="graphic" style:parent-style-name="objectwithoutfill">
      <style:graphic-properties svg:stroke-width="0.106cm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0.55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GreekC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GreekC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9.3cm" svg:y1="4.4cm" svg:x2="9.3cm" svg:y2="11.6cm">
          <text:p/>
        </draw:line>
        <draw:line draw:style-name="gr2" draw:text-style-name="P1" draw:layer="layout" svg:x1="9.3cm" svg:y1="11.6cm" svg:x2="3.3cm" svg:y2="14.4cm">
          <text:p/>
        </draw:line>
        <draw:line draw:style-name="gr3" draw:text-style-name="P1" draw:layer="layout" svg:x1="9.3cm" svg:y1="11.6cm" svg:x2="16.7cm" svg:y2="11.6cm">
          <text:p/>
        </draw:line>
        <draw:path draw:style-name="gr4" draw:text-style-name="P1" draw:layer="layout" svg:width="9.4cm" svg:height="4.48cm" draw:transform="rotate (-2.4937264352495) translate (15.2cm 11.7cm)" svg:viewBox="0 0 9401 4481" svg:d="M0 0c4640 0 9401 4481 9401 4481">
          <text:p/>
        </draw:path>
        <draw:frame draw:style-name="gr5" draw:text-style-name="P3" draw:layer="layout" svg:width="1.543cm" svg:height="1.513cm" svg:x="10.9cm" svg:y="14cm">
          <draw:text-box>
            <text:p text:style-name="P2"><text:span text:style-name="T1">q</text:span></text:p>
          </draw:text-box>
        </draw:frame>
        <draw:path draw:style-name="gr6" draw:text-style-name="P1" draw:layer="layout" svg:width="5.899cm" svg:height="4.099cm" draw:transform="rotate (1.5707963267949) translate (4.9cm 13.3cm)" svg:viewBox="0 0 5900 4100" svg:d="M0 0c5400 0 5900 4100 5900 4100">
          <text:p/>
        </draw:path>
        <draw:frame draw:style-name="gr7" draw:text-style-name="P4" draw:layer="layout" svg:width="1.277cm" svg:height="1.225cm" svg:x="4.2cm" svg:y="8.9cm">
          <draw:text-box>
            <text:p text:style-name="P2"><text:span text:style-name="T2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reekC" svg:font-family="GreekC" style:font-adornments="Обычный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0f0f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5:34:55.955000000</meta:creation-date>
    <dc:date>2018-10-02T17:22:25.313000000</dc:date>
    <meta:editing-duration>PT27M24S</meta:editing-duration>
    <meta:editing-cycles>3</meta:editing-cycles>
    <meta:generator>LibreOffice/5.4.0.3$Windows_x86 LibreOffice_project/7556cbc6811c9d992f4064ab9287069087d7f62c</meta:generator>
    <meta:document-statistic meta:object-count="7"/>
  </office:meta>
</office:document-meta>
</file>